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, monospace"/>
    <style:font-face style:name="Lohit Devanagari1" svg:font-family="'Lohit Devanagari'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code">
      <style:text-properties fo:font-size="12pt" style:font-size-asian="12pt" style:font-size-complex="12pt"/>
    </style:style>
    <style:style style:name="P2" style:family="paragraph" style:parent-style-name="Text_20_body">
      <style:text-properties officeooo:paragraph-rsid="00354849"/>
    </style:style>
    <style:style style:name="P3" style:family="paragraph" style:parent-style-name="Heading_20_2">
      <style:text-properties officeooo:rsid="00354849" officeooo:paragraph-rsid="00354849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Standard">
      <style:text-properties officeooo:rsid="00354849" officeooo:paragraph-rsid="00354849"/>
    </style:style>
    <style:style style:name="P6" style:family="paragraph" style:parent-style-name="Standard">
      <style:paragraph-properties fo:text-align="center" style:justify-single-word="false"/>
      <style:text-properties officeooo:rsid="00354849" officeooo:paragraph-rsid="00135769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35769" officeooo:paragraph-rsid="00135769" style:font-size-asian="12pt" style:font-weight-asian="normal" style:font-size-complex="12pt" style:font-weight-complex="normal"/>
    </style:style>
    <style:style style:name="P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" style:family="paragraph" style:parent-style-name="Heading_20_1" style:list-style-name="">
      <style:paragraph-properties style:line-height-at-least="0.019cm" fo:text-align="center" style:justify-single-word="false"/>
    </style:style>
    <style:style style:name="P10" style:family="paragraph" style:parent-style-name="Heading_20_1" style:list-style-name="">
      <style:paragraph-properties style:line-height-at-least="0.019cm" fo:text-align="center" style:justify-single-word="false"/>
      <style:text-properties officeooo:rsid="0023f4be"/>
    </style:style>
    <style:style style:name="P11" style:family="paragraph" style:parent-style-name="Heading_20_1">
      <style:paragraph-properties fo:break-before="page"/>
      <style:text-properties officeooo:rsid="00354849" officeooo:paragraph-rsid="00354849"/>
    </style:style>
    <style:style style:name="Sect1" style:family="section">
      <style:section-properties fo:background-color="#e0efd4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Оглавление1_Head">
            <text:p text:style-name="Contents_20_Heading">Содержание</text:p>
          </text:index-title>
          <text:p text:style-name="P4"><text:a xlink:type="simple" xlink:href="#__RefHeading___Toc1423_155662737" text:style-name="Index_20_Link" text:visited-style-name="Index_20_Link">IPython<text:tab/>2</text:a></text:p>
          <text:p text:style-name="P8"><text:a xlink:type="simple" xlink:href="#__RefHeading___Toc12468_1275055041" text:style-name="Index_20_Link" text:visited-style-name="Index_20_Link">Автоперезагрузка<text:tab/>2</text:a></text:p>
          <text:p text:style-name="P4"><text:a xlink:type="simple" xlink:href="#__RefHeading___Toc12470_1275055041" text:style-name="Index_20_Link" text:visited-style-name="Index_20_Link">Ошибки<text:tab/>3</text:a></text:p>
        </text:index-body>
      </text:table-of-content>
      <text:h text:style-name="P9" text:outline-level="1"/>
      <text:h text:style-name="P11" text:outline-level="1"><text:bookmark-start text:name="__RefHeading___Toc1423_155662737"/>IPython<text:bookmark-end text:name="__RefHeading___Toc1423_155662737"/></text:h>
      <text:p text:style-name="P6"/>
      <text:h text:style-name="P3" text:outline-level="2"><text:bookmark-start text:name="__RefHeading___Toc12468_1275055041"/>Автоперезагрузка<text:bookmark-end text:name="__RefHeading___Toc12468_1275055041"/></text:h>
      <text:p text:style-name="P1">%load_ext autoreload</text:p>
      <text:p text:style-name="P1">%autoreload 2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1" text:outline-level="1"><text:bookmark-start text:name="__RefHeading___Toc12470_1275055041"/>Ошибки<text:bookmark-end text:name="__RefHeading___Toc12470_1275055041"/></text:h>
      <text:p text:style-name="P2"/>
      <text:p text:style-name="P5">1. Вылетает с ошибкой «TypeError: __init__() got an unexpected keyword argument 'column'»</text:p>
      <text:p text:style-name="P5"/>
      <text:p text:style-name="P5">Если версия python 3.6, то</text:p>
      <text:p text:style-name="P1">pip install jedi==0.17</text:p>
      <text:p text:style-name="P7"/>
      <text:h text:style-name="P10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, monospace"/>
    <style:font-face style:name="Lohit Devanagari1" svg:font-family="'Lohit Devanagari'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 style:parent-style-name="Standard" style:master-page-name="">
      <loext:graphic-properties draw:fill="none" draw:fill-color="#729fcf"/>
      <style:paragraph-properties style:page-number="auto" fo:background-color="transparent" style:shadow="none">
        <style:tab-stops/>
      </style:paragraph-properties>
      <style:text-properties style:font-name="Courier New" fo:font-family="'Courier New'" style:font-style-name="Обычный" style:font-family-generic="modern" style:font-pitch="fixed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top="0cm" fo:margin-bottom="0.21cm" loext:contextual-spacing="false" style:line-height-at-least="0.019cm" fo:text-align="center" style:justify-single-word="false" style:page-number="auto" fo:background-color="transparent" style:shadow="none"/>
      <style:text-properties style:font-name="Times New Roman1" fo:font-family="'Times New Roman'" style:font-style-name="Полужирный" style:font-family-generic="roman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Times New Roman1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1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3T18:30:06.357431436</meta:creation-date>
    <dc:date>2021-11-20T22:33:14.732700103</dc:date>
    <meta:editing-duration>PT3H6M39S</meta:editing-duration>
    <meta:editing-cycles>17</meta:editing-cycles>
    <meta:generator>LibreOffice/6.0.7.3$Linux_X86_64 LibreOffice_project/00m0$Build-3</meta:generator>
    <meta:document-statistic meta:table-count="0" meta:image-count="0" meta:object-count="0" meta:page-count="3" meta:paragraph-count="12" meta:word-count="34" meta:character-count="244" meta:non-whitespace-character-count="222"/>
  </office:meta>
</office:document-meta>
</file>